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e7a7" officeooo:paragraph-rsid="0008e7a7"/>
    </style:style>
    <style:style style:name="P2" style:family="paragraph" style:parent-style-name="Standard">
      <style:text-properties style:font-name="sans-serif" fo:font-size="15pt" officeooo:rsid="0008e7a7" officeooo:paragraph-rsid="0008e7a7"/>
    </style:style>
    <style:style style:name="P3" style:family="paragraph" style:parent-style-name="Standard">
      <style:text-properties style:font-name="sans-serif" fo:font-size="15pt" officeooo:paragraph-rsid="0008e7a7"/>
    </style:style>
    <style:style style:name="P4" style:family="paragraph" style:parent-style-name="Standard">
      <style:text-properties officeooo:rsid="000910a7" officeooo:paragraph-rsid="000910a7"/>
    </style:style>
    <style:style style:name="P5" style:family="paragraph" style:parent-style-name="Standard">
      <style:text-properties style:font-name="Liberation Serif1" fo:font-size="12pt" officeooo:rsid="000910a7" officeooo:paragraph-rsid="0008e7a7" style:font-size-asian="10.5pt" style:font-size-complex="12pt"/>
    </style:style>
    <style:style style:name="P6" style:family="paragraph" style:parent-style-name="Standard">
      <style:text-properties officeooo:rsid="000c0ee9" officeooo:paragraph-rsid="000c0ee9"/>
    </style:style>
    <style:style style:name="P7" style:family="paragraph" style:parent-style-name="Standard">
      <style:text-properties style:text-position="0% 100%" officeooo:rsid="000c0ee9" officeooo:paragraph-rsid="000c0ee9"/>
    </style:style>
    <style:style style:name="P8" style:family="paragraph" style:parent-style-name="Standard">
      <style:text-properties style:text-position="0% 100%" officeooo:rsid="0008e7a7" officeooo:paragraph-rsid="0008e7a7"/>
    </style:style>
    <style:style style:name="P9" style:family="paragraph" style:parent-style-name="Standard">
      <style:text-properties style:text-position="0% 100%" officeooo:rsid="000910a7" officeooo:paragraph-rsid="000910a7"/>
    </style:style>
    <style:style style:name="P10" style:family="paragraph" style:parent-style-name="Standard">
      <style:text-properties style:text-position="0% 100%" officeooo:rsid="000a5057" officeooo:paragraph-rsid="000a5057"/>
    </style:style>
    <style:style style:name="P11" style:family="paragraph" style:parent-style-name="Standard">
      <style:text-properties style:text-position="0% 100%" officeooo:rsid="000b99cb" officeooo:paragraph-rsid="000b99cb"/>
    </style:style>
    <style:style style:name="P12" style:family="paragraph" style:parent-style-name="Standard">
      <style:text-properties style:text-position="0% 100%" officeooo:rsid="000c0ee9" officeooo:paragraph-rsid="000c0ee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8e7a7"/>
    </style:style>
    <style:style style:name="T4" style:family="text">
      <style:text-properties style:text-position="0% 100%" officeooo:rsid="000910a7"/>
    </style:style>
    <style:style style:name="T5" style:family="text">
      <style:text-properties fo:font-size="8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1"/>
      <text:p text:style-name="P3"><text:span text:style-name="T3">L</text:span><text:span text:style-name="T5">1 </text:span>= 0(0 | 1)*0</text:p>
      <text:p text:style-name="P3">L<text:span text:style-name="T5">2 </text:span>= ((e|0)1*)*</text:p>
      <text:p text:style-name="P3">L<text:span text:style-name="T5">3 </text:span>= (0|1)*0(0|1)(0|1)</text:p>
      <text:p text:style-name="P3">L<text:span text:style-name="T5">4 </text:span>= 0*10*10*10*</text:p>
      <text:p text:style-name="P2">L<text:span text:style-name="T5">5 </text:span>= ((0|1)(0|1)(0|1)</text:p>
      <text:p text:style-name="P1"/>
      <text:p text:style-name="P1">L1 =<text:span text:style-name="T2"> Ensemble des mots binaires qui commencent et finissent par 0.</text:span></text:p>
      <text:p text:style-name="P8">L2 = Ensemble des mots binaires.</text:p>
      <text:p text:style-name="P8">L3 = Ensemble des mots binaires de taille supérieure ou égale à 3 dont l’avant avant dernier élément est 0.</text:p>
      <text:p text:style-name="P1"><text:span text:style-name="T2">L4 = </text:span><text:span text:style-name="T4">Ensemble des mots binaires contenant 3 ‘1’.</text:span></text:p>
      <text:p text:style-name="P4"><text:span text:style-name="T4">L</text:span><text:span text:style-name="T2">5 = Ensemble mots binaires taille multiple de 3</text:span></text:p>
      <text:p text:style-name="P5"/>
      <text:p text:style-name="P9">Equivalents</text:p>
      <text:p text:style-name="P9">Pas équivalents</text:p>
      <text:p text:style-name="P9">Pas équivalents</text:p>
      <text:p text:style-name="P9"/>
      <text:p text:style-name="P10">Exercice 2 :</text:p>
      <text:p text:style-name="P10">L1 = (a)*(b)*(c)*(d)*(e)*</text:p>
      <text:p text:style-name="P10">L2 = (a|d|e)* (b|d|e)* (c|d|e)*</text:p>
      <text:p text:style-name="P10">L3 = (b|c|d|e)* | (a|c|d|e)* | (a|b|d|e)* | (a|b|c|e)* | (a|b|c|d)*</text:p>
      <text:p text:style-name="P11"/>
      <text:p text:style-name="P7">chiffre → [0-9]</text:p>
      <text:p text:style-name="P7">coeff → chiffre*</text:p>
      <text:p text:style-name="P7">exp → chiffre | epsylon</text:p>
      <text:p text:style-name="P6"><text:span text:style-name="T2">monome → coeff Xexp | chiffre</text:span><text:span text:style-name="T1">+</text:span></text:p>
      <text:p text:style-name="P7">Polynome → (signe | epsylon) monome (signe monome)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3:58:12.264954100</meta:creation-date>
    <meta:generator>LibreOffice/5.2.7.2$Linux_X86_64 LibreOffice_project/20m0$Build-2</meta:generator>
    <dc:date>2018-11-08T15:34:23.628130327</dc:date>
    <meta:editing-duration>PT1H18M28S</meta:editing-duration>
    <meta:editing-cycles>2</meta:editing-cycles>
    <meta:document-statistic meta:table-count="0" meta:image-count="0" meta:object-count="0" meta:page-count="1" meta:paragraph-count="23" meta:word-count="128" meta:character-count="713" meta:non-whitespace-character-count="608"/>
  </office:meta>
</office:document-meta>
</file>